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d6d3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2d6d3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573e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c8c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326a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b710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f573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Actividad</text:span><text:span text:style-name="T1"> </text:span><text:span text:style-name="T3">11.</text:span><text:span text:style-name="T6">4</text:span><text:span text:style-name="T1">. </text:span><text:span text:style-name="T6">¿Cuántos puntos tengo?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Pastilla: <text:span text:style-name="T7">Título</text:span></text:p>
            <text:p text:style-name="P5">Contenido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5T09:08:36.528000000</dc:date>
    <meta:editing-duration>PT18M27S</meta:editing-duration>
    <meta:editing-cycles>32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3" meta:word-count="8" meta:character-count="64" meta:non-whitespace-character-count="59"/>
  </office:meta>
</office:document-meta>
</file>